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E0000012A517AB7EFD52D2AB0.png" manifest:media-type="image/png"/>
  <manifest:file-entry manifest:full-path="Pictures/100002010000012700000160732CA97AFE9F5B90.png" manifest:media-type="image/png"/>
  <manifest:file-entry manifest:full-path="Pictures/10000201000000C7000000FE4F32AA390F224A16.png" manifest:media-type="image/png"/>
  <manifest:file-entry manifest:full-path="Pictures/100002010000012C0000012C449360A8AD9C09D6.png" manifest:media-type="image/png"/>
  <manifest:file-entry manifest:full-path="Pictures/1000020100000347000000DA51781D9301F238A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3.306cm" fo:min-width="31.504cm"/>
    </style:style>
    <style:style style:name="gr2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1.942cm" fo:min-width="19.82cm"/>
    </style:style>
    <style:style style:name="gr3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1.942cm" fo:min-width="10.9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4.7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4.942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51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fo:color="#ff3333"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color="#ff3333"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2.004cm" svg:height="3.556cm" svg:x="1.778cm" svg:y="13.462cm"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0.32cm" svg:height="12.192cm" svg:x="1.778cm" svg:y="1.0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43cm" svg:height="12.192cm" svg:x="22.352cm" svg:y="1.016cm">
          <text:p/>
          <draw:enhanced-geometry svg:viewBox="0 0 21600 21600" draw:mirror-horizontal="true" draw:type="rectangle" draw:enhanced-path="M 0 0 L 21600 0 21600 21600 0 21600 0 0 Z N"/>
        </draw:custom-shape>
        <draw:frame draw:style-name="gr4" draw:text-style-name="P3" draw:layer="layout" svg:width="5.265cm" svg:height="1.432cm" svg:x="1.847cm" svg:y="11.522cm">
          <draw:text-box>
            <text:p><text:span text:style-name="T1">Domain 0</text:span></text:p>
          </draw:text-box>
        </draw:frame>
        <draw:frame draw:style-name="gr5" draw:text-style-name="P3" draw:layer="layout" svg:width="5.442cm" svg:height="1.432cm" svg:x="22.348cm" svg:y="11.522cm">
          <draw:text-box>
            <text:p><text:span text:style-name="T1">Domain U</text:span></text:p>
          </draw:text-box>
        </draw:frame>
        <draw:g>
          <draw:frame draw:style-name="gr6" draw:text-style-name="P4" draw:layer="layout" svg:width="4.826cm" svg:height="5.326cm" svg:x="15.24cm" svg:y="1.559cm">
            <draw:image xlink:href="Pictures/100002010000010E0000012A517AB7EFD52D2AB0.png" xlink:type="simple" xlink:show="embed" xlink:actuate="onLoad">
              <text:p/>
            </draw:image>
          </draw:frame>
          <draw:frame draw:style-name="gr7" draw:text-style-name="P6" draw:layer="layout" svg:width="3.453cm" svg:height="1.038cm" svg:x="15.748cm" svg:y="6.604cm">
            <draw:text-box>
              <text:p text:style-name="P5"><text:span text:style-name="T2">xenstore</text:span></text:p>
            </draw:text-box>
          </draw:frame>
        </draw:g>
        <draw:frame draw:style-name="gr6" draw:text-style-name="P4" draw:layer="layout" svg:width="3.736cm" svg:height="4.458cm" svg:x="7.44cm" svg:y="6.718cm">
          <draw:image xlink:href="Pictures/100002010000012700000160732CA97AFE9F5B90.png" xlink:type="simple" xlink:show="embed" xlink:actuate="onLoad">
            <text:p/>
          </draw:image>
        </draw:frame>
        <draw:frame draw:style-name="gr6" draw:text-style-name="P4" draw:layer="layout" svg:width="5.04cm" svg:height="5.04cm" svg:x="26.924cm" svg:y="2.086cm">
          <draw:image xlink:href="Pictures/100002010000012C0000012C449360A8AD9C09D6.png" xlink:type="simple" xlink:show="embed" xlink:actuate="onLoad">
            <text:p/>
          </draw:image>
        </draw:frame>
        <draw:frame draw:style-name="gr6" draw:text-style-name="P4" draw:layer="layout" svg:width="10.4cm" svg:height="2.702cm" svg:x="16.27cm" svg:y="13.97cm">
          <draw:image xlink:href="Pictures/1000020100000347000000DA51781D9301F238A4.png" xlink:type="simple" xlink:show="embed" xlink:actuate="onLoad">
            <text:p/>
          </draw:image>
        </draw:frame>
        <draw:frame draw:style-name="gr7" draw:text-style-name="P6" draw:layer="layout" svg:width="2.979cm" svg:height="1.038cm" svg:x="7.435cm" svg:y="11.176cm">
          <draw:text-box>
            <text:p><text:span text:style-name="T2">xenbus</text:span></text:p>
          </draw:text-box>
        </draw:frame>
        <draw:frame draw:style-name="gr7" draw:text-style-name="P6" draw:layer="layout" svg:width="2.979cm" svg:height="1.038cm" svg:x="28.55cm" svg:y="6.836cm">
          <draw:text-box>
            <text:p><text:span text:style-name="T2">xenbus</text:span></text:p>
          </draw:text-box>
        </draw:frame>
        <draw:line draw:style-name="gr8" draw:text-style-name="P7" draw:layer="layout" svg:x1="6.604cm" svg:y1="2.032cm" svg:x2="15.494cm" svg:y2="2.54cm">
          <text:p/>
        </draw:line>
        <draw:frame draw:style-name="gr7" draw:text-style-name="P8" draw:layer="layout" svg:width="8.329cm" svg:height="3.095cm" svg:x="6.657cm" svg:y="2.34cm">
          <draw:text-box>
            <text:p>write VM config to xenstore:</text:p>
            <text:p>* device info</text:p>
            <text:p>* memory hotplug</text:p>
            <text:p>...</text:p>
          </draw:text-box>
        </draw:frame>
        <draw:line draw:style-name="gr8" draw:text-style-name="P7" draw:layer="layout" svg:x1="11.43cm" svg:y1="8.89cm" svg:x2="15.494cm" svg:y2="6.35cm">
          <text:p/>
        </draw:line>
        <draw:line draw:style-name="gr8" draw:text-style-name="P7" draw:layer="layout" svg:x1="26.67cm" svg:y1="3.81cm" svg:x2="20.066cm" svg:y2="3.81cm">
          <text:p/>
        </draw:line>
        <draw:frame draw:style-name="gr7" draw:text-style-name="P8" draw:layer="layout" svg:width="8.461cm" svg:height="1.673cm" svg:x="11.8cm" svg:y="8.436cm">
          <draw:text-box>
            <text:p>monitor changes in xenstore</text:p>
            <text:p>with xenwatch</text:p>
          </draw:text-box>
        </draw:frame>
        <draw:frame draw:style-name="gr7" draw:text-style-name="P8" draw:layer="layout" svg:width="5.184cm" svg:height="2.384cm" svg:x="22.701cm" svg:y="4.537cm">
          <draw:text-box>
            <text:p>monitor changes</text:p>
            <text:p>in xenstore</text:p>
            <text:p>with xenwatch</text:p>
          </draw:text-box>
        </draw:frame>
        <draw:frame draw:style-name="gr9" draw:text-style-name="P9" draw:layer="layout" svg:width="7.874cm" svg:height="1.901cm" svg:x="8.128cm" svg:y="14.478cm">
          <draw:text-box>
            <text:p text:style-name="P4"><text:span text:style-name="T3">Xen Hypervisor</text:span></text:p>
          </draw:text-box>
        </draw:frame>
        <draw:g>
          <draw:frame draw:style-name="gr7" draw:text-style-name="P6" draw:layer="layout" svg:width="2.695cm" svg:height="1.038cm" svg:x="3.048cm" svg:y="5.334cm">
            <draw:text-box>
              <text:p text:style-name="P5"><text:span text:style-name="T2">xm / xl</text:span></text:p>
            </draw:text-box>
          </draw:frame>
          <draw:frame draw:style-name="gr6" draw:text-style-name="P4" draw:layer="layout" svg:width="3.232cm" svg:height="4.125cm" svg:x="3.048cm" svg:y="1.209cm">
            <draw:image xlink:href="Pictures/10000201000000C7000000FE4F32AA390F224A16.png" xlink:type="simple" xlink:show="embed" xlink:actuate="onLoad">
              <text:p/>
            </draw:image>
          </draw:frame>
        </draw:g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6-11-18T12:09:46.114839677</dc:date>
    <meta:editing-duration>PT1H26M22S</meta:editing-duration>
    <meta:editing-cycles>95</meta:editing-cycles>
    <meta:generator>LibreOffice/5.1.4.2$Linux_X86_64 LibreOffice_project/10m0$Build-2</meta:generator>
    <meta:document-statistic meta:object-count="46"/>
  </office:meta>
</office:document-meta>
</file>